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5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5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50.00%" fo:text-align="left" fo:margin-bottom="10.00pt"/>
    </style:style>
    <style:style style:name="P7" style:family="paragraph">
      <style:paragraph-properties fo:line-height="150.00%" fo:text-align="left" fo:margin-bottom="10.00pt"/>
    </style:style>
    <style:style style:name="P8" style:family="paragraph">
      <style:paragraph-properties fo:line-height="150.00%" fo:text-align="left" fo:margin-left="36.00pt" fo:text-indent="0.00pt" fo:margin-bottom="10.00pt"/>
    </style:style>
    <style:style style:name="P9" style:family="paragraph">
      <style:paragraph-properties fo:line-height="15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50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left" fo:margin-bottom="10.00pt"/>
    </style:style>
    <style:style style:name="P13" style:family="paragraph">
      <style:paragraph-properties fo:line-height="150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5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50.00%" fo:text-align="left" fo:margin-bottom="10.00pt"/>
    </style:style>
    <style:style style:name="P17" style:family="paragraph">
      <style:paragraph-properties fo:line-height="150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5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50.00%" fo:text-align="left" fo:margin-bottom="10.00pt"/>
    </style:style>
    <style:style style:name="P21" style:family="paragraph">
      <style:paragraph-properties fo:line-height="150.00%" fo:text-align="left" fo:margin-bottom="10.00pt"/>
    </style: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5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50.00%" fo:text-align="left" fo:margin-bottom="10.00pt"/>
    </style: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00.00%" fo:text-align="left" fo:margin-bottom="10.00pt"/>
    </style:style>
    <style:style style:name="P2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ogin para geração do token</text:span></text:p>
      <text:p text:style-name="P1"><text:span text:style-name="T2"><text:s/>(através do postman)</text:span></text:p>
      <text:p text:style-name="P1"><text:span text:style-name="T3">Post</text:span></text:p>
      <text:p text:style-name="P1"><text:span text:style-name="T4">"Link gerado pela aplicação"/api/Usuario/login</text:span><text:span text:style-name="T5"/></text:p>
      <text:p text:style-name="P1"><text:span text:style-name="T6">{</text:span></text:p>
      <text:p text:style-name="P1"><text:span text:style-name="T6">"Email" :<text:s/></text:span><text:span text:style-name="T7">"admin@com.br"<text:s/></text:span><text:span text:style-name="T8">,</text:span></text:p>
      <text:p text:style-name="P1"><text:span text:style-name="T8">"Password" :<text:s/></text:span><text:span text:style-name="T9">"admin"</text:span></text:p>
      <text:p text:style-name="P1"><text:span text:style-name="T10">}</text:span></text:p>
      <text:p text:style-name="P1"><text:span text:style-name="T11">Exemplo</text:span><text:span text:style-name="T12"/></text:p>
      <text:p text:style-name="P2"><draw:frame text:anchor-type="as-char" svg:width="146.58mm" svg:height="86.78mm" style:rel-width="scale" style:rel-height="scale"><draw:object-ole xlink:href="OleObj1"/><draw:image xlink:href="ObjectReplacements/OleObj1"/></draw:frame><text:span text:style-name="T12"/></text:p>
      <text:p text:style-name="P3"><text:span text:style-name="T13">Como utilizar o token</text:span><text:span text:style-name="T14"/></text:p>
      <text:p text:style-name="P4"><draw:frame text:anchor-type="as-char" svg:width="146.58mm" svg:height="30.96mm" style:rel-width="scale" style:rel-height="scale"><draw:object-ole xlink:href="OleObj2"/><draw:image xlink:href="ObjectReplacements/OleObj2"/></draw:frame><text:span text:style-name="T14"/></text:p>
      <text:p text:style-name="P5"><text:span text:style-name="T14"/></text:p>
      <text:p text:style-name="P5"><text:span text:style-name="T15">Post (criação de usuario)</text:span><text:span text:style-name="T16"/></text:p>
      <text:list text:style-name="L6">
        <text:list-item>
          <text:p text:style-name="P6"><text:span text:style-name="T16">"Link gerado pela aplicação"/api/Usuario</text:span></text:p>
        </text:list-item>
        <text:list-item>
          <text:p text:style-name="P6"><text:span text:style-name="T16">token no headers</text:span></text:p>
        </text:list-item>
      </text:list>
      <text:p text:style-name="P7"><text:span text:style-name="T16">Authorization =Bearer "token codigo gerado no login" </text:span></text:p>
      <text:p text:style-name="P7"><text:span text:style-name="T16">Obs.:Usuarios com emails ja cadastrados não são permitidos.</text:span></text:p>
      <text:p text:style-name="P7"><text:span text:style-name="T16">A inserção de usuario deve ter esse padrão</text:span></text:p>
      <text:p text:style-name="P8"><text:span text:style-name="T16">{</text:span></text:p>
      <text:p text:style-name="P8"><text:span text:style-name="T16">"name":<text:s/></text:span><text:span text:style-name="T17">"João da Silva",</text:span></text:p>
      <text:p text:style-name="P8"><text:span text:style-name="T18">"email":<text:s/></text:span><text:span text:style-name="T19">"joao@silva.org"</text:span><text:span text:style-name="T20">,</text:span></text:p>
      <text:p text:style-name="P8"><text:span text:style-name="T20">"password":<text:s/></text:span><text:span text:style-name="T21">"hunter2"<text:s text:c="2"/></text:span><text:span text:style-name="T22">,</text:span></text:p>
      <text:p text:style-name="P8"><text:span text:style-name="T22">"phones": [</text:span></text:p>
      <text:p text:style-name="P8"><text:span text:style-name="T22"><text:tab/>{</text:span></text:p>
      <text:p text:style-name="P8"><text:span text:style-name="T22"><text:tab/><text:tab/>"number":<text:s/></text:span><text:span text:style-name="T23">"987654321"<text:s/></text:span><text:span text:style-name="T24">,</text:span></text:p>
      <text:p text:style-name="P8"><text:span text:style-name="T24"><text:tab/><text:tab/>"ddd":<text:s/></text:span><text:span text:style-name="T25">"21"</text:span></text:p>
      <text:p text:style-name="P8"><text:span text:style-name="T26"><text:tab/>}</text:span></text:p>
      <text:p text:style-name="P8"><text:span text:style-name="T26"><text:tab/><text:s text:c="2"/>]</text:span></text:p>
      <text:p text:style-name="P8"><text:span text:style-name="T26">}</text:span></text:p>
      <text:p text:style-name="P9"><text:span text:style-name="T27">Exemplo</text:span><text:span text:style-name="T28"/></text:p>
      <text:p text:style-name="P10"><draw:frame text:anchor-type="as-char" svg:width="146.58mm" svg:height="74.61mm" style:rel-width="scale" style:rel-height="scale"><draw:object-ole xlink:href="OleObj3"/><draw:image xlink:href="ObjectReplacements/OleObj3"/></draw:frame><text:span text:style-name="T29"/></text:p>
      <text:p text:style-name="P11"><text:span text:style-name="T29"/></text:p>
      <text:p text:style-name="P11"><text:span text:style-name="T30">Get All</text:span></text:p>
      <text:list text:style-name="L12">
        <text:list-item>
          <text:p text:style-name="P12"><text:span text:style-name="T31">"Link gerado pela aplicação"/api/Usuario</text:span><text:span text:style-name="T32"/></text:p>
        </text:list-item>
        <text:list-item>
          <text:p text:style-name="P12"><text:span text:style-name="T32">token no headers</text:span></text:p>
        </text:list-item>
      </text:list>
      <text:p text:style-name="P13"><text:span text:style-name="T33">Authorization =Bearer "token codigo gerado no login"<text:s/></text:span><text:span text:style-name="T34"/></text:p>
      <text:p text:style-name="P13"><text:span text:style-name="T35">Exemplo</text:span><text:span text:style-name="T36"/></text:p>
      <text:p text:style-name="P14"><draw:frame text:anchor-type="as-char" svg:width="146.58mm" svg:height="90.49mm" style:rel-width="scale" style:rel-height="scale"><draw:object-ole xlink:href="OleObj4"/><draw:image xlink:href="ObjectReplacements/OleObj4"/></draw:frame><text:span text:style-name="T36"/></text:p>
      <text:p text:style-name="P15"><text:span text:style-name="T36"/></text:p>
      <text:p text:style-name="P15"><text:span text:style-name="T37"/></text:p>
      <text:p text:style-name="P15"><text:span text:style-name="T38">Get<text:s text:c="2"/>usuario especifico</text:span></text:p>
      <text:list text:style-name="L16">
        <text:list-item>
          <text:p text:style-name="P16"><text:span text:style-name="T39">"Link gerado pela aplicação"/api/Usuario</text:span><text:span text:style-name="T40">/IdUser</text:span></text:p>
        </text:list-item>
        <text:list-item>
          <text:p text:style-name="P16"><text:span text:style-name="T40">token no headers</text:span></text:p>
        </text:list-item>
      </text:list>
      <text:p text:style-name="P17"><text:span text:style-name="T41">Authorization =Bearer "token codigo gerado no login" </text:span></text:p>
      <text:p text:style-name="P17"><text:span text:style-name="T42">Exemplo</text:span><text:span text:style-name="T43"/></text:p>
      <text:p text:style-name="P18"><draw:frame text:anchor-type="as-char" svg:width="146.58mm" svg:height="87.84mm" style:rel-width="scale" style:rel-height="scale"><draw:object-ole xlink:href="OleObj5"/><draw:image xlink:href="ObjectReplacements/OleObj5"/></draw:frame><text:span text:style-name="T44"/></text:p>
      <text:p text:style-name="P19"><text:span text:style-name="T45"/></text:p>
      <text:p text:style-name="P19"><text:span text:style-name="T45">Put<text:s text:c="2"/></text:span></text:p>
      <text:list text:style-name="L20">
        <text:list-item>
          <text:p text:style-name="P20"><text:span text:style-name="T46">"Link gerado pela aplicação"/api/Usuario/IdUser</text:span></text:p>
        </text:list-item>
        <text:list-item>
          <text:p text:style-name="P20"><text:span text:style-name="T46">token no headers</text:span></text:p>
        </text:list-item>
      </text:list>
      <text:p text:style-name="P21"><text:span text:style-name="T46">Authorization =Bearer "token codigo gerado no login" </text:span></text:p>
      <text:p text:style-name="P21"><text:span text:style-name="T47">Exemplo</text:span><text:span text:style-name="T48"/></text:p>
      <text:p text:style-name="P22"><draw:frame text:anchor-type="as-char" svg:width="146.58mm" svg:height="71.44mm" style:rel-width="scale" style:rel-height="scale"><draw:object-ole xlink:href="OleObj6"/><draw:image xlink:href="ObjectReplacements/OleObj6"/></draw:frame><text:span text:style-name="T48"/></text:p>
      <text:p text:style-name="P23"><text:span text:style-name="T49"/></text:p>
      <text:p text:style-name="P23"><text:span text:style-name="T49"/></text:p>
      <text:p text:style-name="P23"><text:span text:style-name="T50">Delete</text:span></text:p>
      <text:list text:style-name="L24">
        <text:list-item>
          <text:p text:style-name="P24"><text:span text:style-name="T51">"Link gerado pela aplicação"/api/Usuario/IdUser</text:span><text:span text:style-name="T52"/></text:p>
        </text:list-item>
        <text:list-item>
          <text:p text:style-name="P24"><text:span text:style-name="T52">token no headers</text:span></text:p>
        </text:list-item>
      </text:list>
      <text:p text:style-name="P25"><text:span text:style-name="T53">Authorization =Bearer "token codigo gerado no login" </text:span></text:p>
      <text:p text:style-name="P25"><text:span text:style-name="T54">Exemplo</text:span></text:p>
      <text:p text:style-name="P26"><draw:frame text:anchor-type="as-char" svg:width="146.58mm" svg:height="86.25mm" style:rel-width="scale" style:rel-height="scale"><draw:object-ole xlink:href="OleObj7"/><draw:image xlink:href="ObjectReplacements/OleObj7"/></draw:frame><text:span text:style-name="T54"/></text:p>
      <text:p text:style-name="P27"><text:span text:style-name="T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